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Przyspiesza regeneracje.</text:p>
      <text:p text:style-name="Standard">- Zwiększa produkcje ATP.</text:p>
      <text:p text:style-name="Standard">- Zapobiega stanowi zmęczenia poprzez blokowanie wpływu Tryptofanu na mózg.</text:p>
      <text:p text:style-name="Standard">- Przyspiesza tempo syntezy protein.</text:p>
      <text:p text:style-name="Standard"><text:line-break/>VIP BCAA <text:line-break/>VIP BCAA to duża dawka 5g aminokwasów BCAA w porcji. Aminokwasy rozgałęzione BCAA to podstawowy składnik mięśni, stanowiący blisko 40% ich suchej masy! VIP BCAA pozwoli zbudować solidne fundamenty Twojej twardej sylwetki. Wolne formy aminokwasów BCAA wchłaniają się od razu do krwioobiegu, ponieważ nie muszą podlegać procesom trawienia, tak jak białko pochodzące z pożywienia. Są dostępne już w postaci monomerów białek. BCAA w mięśniach intensyfikują procesy anaboliczne, przyspieszają syntezę białek, przyczyniając się do szybkiej regeneracji potreningowej i budowy czystej masy mięśniowej. <text:line-break/><text:line-break/>VIP BCAA to nie tylko doskonały budulec. W czasie intensywnych ćwiczeń, w tkance mieśniowej powstają mikrourazy, uwolnione z nich białko na skutek pracy enzymów katabolicznych spalane jest w celach energetycznych, gdy zabraknie energii pochodzącej z glukozy. <text:s/>Wysoki poziom BCAA w organizmie podczas treningu może powodować zmniejszenie produkcji serotoniny w mózgu, co pozwala znacznie zmniejszyć i opóźnić odczucie zmęczenia. Jeśli chcesz ćwiczyć długo i intensywnie to VIP BCAA jest idealnym produktem dla Ciebie! <text:line-break/><text:line-break/>Wreszcie możesz kupić aminokwasy BCAA 100% w postaci instant! VIP BCAA to nie tylko doskonała rozpuszczalność i łatwość przygotowania. Składniki preparatu są błyskawicznie wyłapywane z przewodu pokarmowego i rozprowadzane po całym organizmie. Dzięki temu natychmiast po spożyciu są one wykorzystywane dla zabezpieczenia zwiększonych potrzeb energetycznych podczas treningu, a także tuż po jego zakończeni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mil ddd</meta:initial-creator>
    <meta:creation-date>2015-11-23T13:43:04.43</meta:creation-date>
    <dc:date>2015-11-24T15:56:06.98</dc:date>
    <dc:creator>Kamil ddd</dc:creator>
    <meta:editing-duration>PT2H30M53S</meta:editing-duration>
    <meta:editing-cycles>4</meta:editing-cycles>
    <meta:generator>OpenOffice/4.1.1$Win32 OpenOffice.org_project/411m6$Build-9775</meta:generator>
    <meta:document-statistic meta:table-count="0" meta:image-count="0" meta:object-count="0" meta:page-count="1" meta:paragraph-count="5" meta:word-count="230" meta:character-count="1695"/>
  </office:meta>
</office:document-meta>
</file>